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ea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ag.setOnmouseout( String new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ag.setProperties( UIComponent compone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">
            <text:p text:style-name="Table_20_Contents">7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Area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ag.setOnmouseover( String new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ag.setTargetImage( String target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ag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ag.setCoords( String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eaTag.setShape(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ag.setValu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